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245a4"/>
    </style:style>
    <style:style style:name="P2" style:family="paragraph" style:parent-style-name="Heading_20_3">
      <style:text-properties officeooo:paragraph-rsid="000245a4"/>
    </style:style>
    <style:style style:name="P3" style:family="paragraph" style:parent-style-name="Heading_20_4">
      <style:text-properties officeooo:paragraph-rsid="000245a4"/>
    </style:style>
    <style:style style:name="P4" style:family="paragraph" style:parent-style-name="Standard">
      <style:text-properties officeooo:paragraph-rsid="000245a4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0245a4"/>
    </style:style>
    <style:style style:name="P6" style:family="paragraph" style:parent-style-name="Text_20_body" style:list-style-name="L14">
      <style:paragraph-properties fo:margin-top="0cm" fo:margin-bottom="0cm" style:contextual-spacing="false"/>
      <style:text-properties officeooo:paragraph-rsid="000245a4"/>
    </style:style>
    <style:style style:name="P7" style:family="paragraph" style:parent-style-name="Text_20_body" style:list-style-name="L15">
      <style:paragraph-properties fo:margin-top="0cm" fo:margin-bottom="0cm" style:contextual-spacing="false"/>
      <style:text-properties officeooo:paragraph-rsid="000245a4"/>
    </style:style>
    <style:style style:name="P8" style:family="paragraph" style:parent-style-name="Text_20_body" style:list-style-name="L16">
      <style:paragraph-properties fo:margin-top="0cm" fo:margin-bottom="0cm" style:contextual-spacing="false"/>
      <style:text-properties officeooo:paragraph-rsid="000245a4"/>
    </style:style>
    <style:style style:name="P9" style:family="paragraph" style:parent-style-name="Text_20_body" style:list-style-name="L17">
      <style:paragraph-properties fo:margin-top="0cm" fo:margin-bottom="0cm" style:contextual-spacing="false"/>
      <style:text-properties officeooo:paragraph-rsid="000245a4"/>
    </style:style>
    <style:style style:name="P10" style:family="paragraph" style:parent-style-name="Text_20_body" style:list-style-name="L17">
      <style:text-properties officeooo:paragraph-rsid="000245a4"/>
    </style:style>
    <style:style style:name="P11" style:family="paragraph" style:parent-style-name="Text_20_body" style:list-style-name="L18">
      <style:paragraph-properties fo:margin-top="0cm" fo:margin-bottom="0cm" style:contextual-spacing="false"/>
      <style:text-properties officeooo:paragraph-rsid="000245a4"/>
    </style:style>
    <style:style style:name="P12" style:family="paragraph" style:parent-style-name="Text_20_body" style:list-style-name="L18">
      <style:text-properties officeooo:paragraph-rsid="000245a4"/>
    </style:style>
    <style:style style:name="P13" style:family="paragraph" style:parent-style-name="Text_20_body" style:list-style-name="L19">
      <style:paragraph-properties fo:margin-top="0cm" fo:margin-bottom="0cm" style:contextual-spacing="false"/>
      <style:text-properties officeooo:paragraph-rsid="000245a4"/>
    </style:style>
    <style:style style:name="P14" style:family="paragraph" style:parent-style-name="Text_20_body" style:list-style-name="L19">
      <style:text-properties officeooo:paragraph-rsid="000245a4"/>
    </style:style>
    <style:style style:name="P15" style:family="paragraph" style:parent-style-name="Text_20_body" style:list-style-name="L20">
      <style:paragraph-properties fo:margin-top="0cm" fo:margin-bottom="0cm" style:contextual-spacing="false"/>
      <style:text-properties officeooo:paragraph-rsid="000245a4"/>
    </style:style>
    <style:style style:name="P16" style:family="paragraph" style:parent-style-name="Text_20_body" style:list-style-name="L20">
      <style:text-properties officeooo:paragraph-rsid="000245a4"/>
    </style:style>
    <style:style style:name="P17" style:family="paragraph" style:parent-style-name="Text_20_body" style:list-style-name="L21">
      <style:paragraph-properties fo:margin-top="0cm" fo:margin-bottom="0cm" style:contextual-spacing="false"/>
      <style:text-properties officeooo:paragraph-rsid="000245a4"/>
    </style:style>
    <style:style style:name="P18" style:family="paragraph" style:parent-style-name="Text_20_body" style:list-style-name="L21">
      <style:text-properties officeooo:paragraph-rsid="000245a4"/>
    </style:style>
    <style:style style:name="P19" style:family="paragraph" style:parent-style-name="Text_20_body" style:list-style-name="L22">
      <style:paragraph-properties fo:margin-top="0cm" fo:margin-bottom="0cm" style:contextual-spacing="false"/>
      <style:text-properties officeooo:paragraph-rsid="000245a4"/>
    </style:style>
    <style:style style:name="P20" style:family="paragraph" style:parent-style-name="Text_20_body" style:list-style-name="L22">
      <style:text-properties officeooo:paragraph-rsid="000245a4"/>
    </style:style>
    <style:style style:name="P21" style:family="paragraph" style:parent-style-name="Text_20_body" style:list-style-name="L23">
      <style:paragraph-properties fo:margin-top="0cm" fo:margin-bottom="0cm" style:contextual-spacing="false"/>
      <style:text-properties officeooo:paragraph-rsid="000245a4"/>
    </style:style>
    <style:style style:name="P22" style:family="paragraph" style:parent-style-name="Text_20_body" style:list-style-name="L23">
      <style:text-properties officeooo:paragraph-rsid="000245a4"/>
    </style:style>
    <style:style style:name="P23" style:family="paragraph" style:parent-style-name="Text_20_body" style:list-style-name="L24">
      <style:text-properties officeooo:paragraph-rsid="000245a4"/>
    </style:style>
    <style:style style:name="P24" style:family="paragraph" style:parent-style-name="Text_20_body" style:list-style-name="L25">
      <style:paragraph-properties fo:margin-top="0cm" fo:margin-bottom="0cm" style:contextual-spacing="false"/>
      <style:text-properties officeooo:paragraph-rsid="000245a4"/>
    </style:style>
    <style:style style:name="P25" style:family="paragraph" style:parent-style-name="Text_20_body">
      <style:text-properties officeooo:paragraph-rsid="000245a4"/>
    </style:style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T1" style:family="text">
      <style:text-properties officeooo:rsid="000a0678"/>
    </style:style>
    <style:style style:name="T2" style:family="text">
      <style:text-properties officeooo:rsid="000245a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o de Requisitos - Aplicativo Mobile para Gerenciamento de <text:span text:style-name="T2">Produção do IFET</text:span></text:h>
      <text:h text:style-name="P2" text:outline-level="3"><text:bookmark text:name="user-content-documento-de-requisitos---aplicativo-mobile-para-gerenciamento-de-bovinos"/>1. Visão Geral</text:h>
      <text:p text:style-name="P25">Este documento define os requisitos funcionais e não funcionais para o desenvolvimento de um aplicativo mobile para a gestão de produção em setores de Agronomia, Alimentos e Zootecnia no IFET. O objetivo é oferecer uma plataforma eficiente para controle operacional, análise gerencial e rastreamento de dados dos setores produtivos.</text:p>
      <text:h text:style-name="P2" text:outline-level="3">2. Escopo</text:h>
      <text:p text:style-name="P25">O aplicativo será desenvolvido para dispositivos Android e iOS, com suporte a operações offline e sincronização online. Ele oferecerá funcionalidades para gerenciamento de estoque, transações, relatórios e demandas, com interfaces responsivas e acessíveis.</text:p>
      <text:h text:style-name="P2" text:outline-level="3">3. Funcionalidades Principais</text:h>
      <text:h text:style-name="P3" text:outline-level="4"><text:bookmark text:name="user-content-3-funcionalidades-principais"/>3.1 <text:span text:style-name="T2">Dashboard (Pág Inicial)</text:span></text:h>
      <text:list text:style-name="L1">
        <text:list-item>
          <text:p text:style-name="P5">Exibir resumo das pendências:</text:p>
          <text:list text:style-name="L26">
            <text:list-item>
              <text:p text:style-name="P26">Entradas pendentes.</text:p>
            </text:list-item>
            <text:list-item>
              <text:p text:style-name="P26">Saídas pendentes.</text:p>
            </text:list-item>
            <text:list-item>
              <text:p text:style-name="P26">Saídas rejeitadas.</text:p>
            </text:list-item>
          </text:list>
        </text:list-item>
        <text:list-item text:style-override="L26">
          <text:p text:style-name="P26">Filtro por tipo de produto <text:span text:style-name="T2">do setor</text:span>(Agronomia, Alimentos, Zootecnia).</text:p>
        </text:list-item>
        <text:list-item text:style-override="L26">
          <text:p text:style-name="P26">Gráficos gerenciais:</text:p>
          <text:list text:style-name="L26">
            <text:list-item>
              <text:p text:style-name="P26">Movimentação por subsetor.</text:p>
            </text:list-item>
            <text:list-item>
              <text:p text:style-name="P26">Custos operacionais.</text:p>
            </text:list-item>
          </text:list>
        </text:list-item>
        <text:list-item text:style-override="L26">
          <text:p text:style-name="P26">Ações:</text:p>
          <text:list text:style-name="L26">
            <text:list-item>
              <text:p text:style-name="P26">Visualizar detalhes das pendências.</text:p>
            </text:list-item>
            <text:list-item>
              <text:p text:style-name="P26">Aceitar ou rejeitar pendências, com solicitação de justificativa para rejeições.</text:p>
            </text:list-item>
          </text:list>
        </text:list-item>
      </text:list>
      <text:h text:style-name="P3" text:outline-level="4">3.2 <text:span text:style-name="T2">Estoque</text:span></text:h>
      <text:list text:style-name="L14">
        <text:list-item>
          <text:p text:style-name="P6">Controle de produtos:</text:p>
          <text:list text:style-name="L27">
            <text:list-item>
              <text:p text:style-name="P27">Exibir estoque atual, com nome, quantidade e subsetor.</text:p>
            </text:list-item>
            <text:list-item>
              <text:p text:style-name="P27">Cadastrar novos produtos.</text:p>
            </text:list-item>
          </text:list>
        </text:list-item>
        <text:list-item text:style-override="L27">
          <text:p text:style-name="P27">Histórico de movimentações:</text:p>
          <text:list text:style-name="L27">
            <text:list-item>
              <text:p text:style-name="P27">Filtros: período, tipo de produto, operação.</text:p>
            </text:list-item>
            <text:list-item>
              <text:p text:style-name="P27">Detalhes: data, operação (alterado, vendido, consumido), responsável.</text:p>
            </text:list-item>
          </text:list>
        </text:list-item>
      </text:list>
      <text:h text:style-name="P3" text:outline-level="4"><text:soft-page-break/>3.3 Transações</text:h>
      <text:list text:style-name="L15">
        <text:list-item>
          <text:p text:style-name="P7">Busca e filtros:</text:p>
          <text:list text:style-name="L28">
            <text:list-item>
              <text:p text:style-name="P28">Período.</text:p>
            </text:list-item>
            <text:list-item>
              <text:p text:style-name="P28">Origem do produto.</text:p>
            </text:list-item>
            <text:list-item>
              <text:p text:style-name="P28">Produto específico.</text:p>
            </text:list-item>
            <text:list-item>
              <text:p text:style-name="P28">Status (pendente, aprovado, rejeitado).</text:p>
            </text:list-item>
          </text:list>
        </text:list-item>
        <text:list-item text:style-override="L28">
          <text:p text:style-name="P28">Listagem de transações:</text:p>
          <text:list text:style-name="L28">
            <text:list-item>
              <text:p text:style-name="P28">Produto, quantidade, origem, destino, status.</text:p>
            </text:list-item>
          </text:list>
        </text:list-item>
        <text:list-item text:style-override="L28">
          <text:p text:style-name="P28">Visualização detalhada de transações.</text:p>
        </text:list-item>
      </text:list>
      <text:h text:style-name="P3" text:outline-level="4">3.4 Relatórios Gerenciais</text:h>
      <text:list text:style-name="L16">
        <text:list-item>
          <text:p text:style-name="P8">Gráficos e relatórios detalhados:</text:p>
          <text:list text:style-name="L29">
            <text:list-item>
              <text:p text:style-name="P29">Estoque por subsetor.</text:p>
            </text:list-item>
            <text:list-item>
              <text:p text:style-name="P29">Movimentação de produtos.</text:p>
            </text:list-item>
            <text:list-item>
              <text:p text:style-name="P29">Custos operacionais.</text:p>
            </text:list-item>
          </text:list>
        </text:list-item>
        <text:list-item text:style-override="L29">
          <text:p text:style-name="P29">Exportação de relatórios (PDF, Excel).</text:p>
        </text:list-item>
      </text:list>
      <text:h text:style-name="P2" text:outline-level="3">3.5 Rastreamento de Matérias-Primas</text:h>
      <text:list text:style-name="L30">
        <text:list-item>
          <text:p text:style-name="P30">Identificação por QR Code ou código de barras.</text:p>
        </text:list-item>
        <text:list-item>
          <text:p text:style-name="P30">Registro e consulta de localização de insumos.</text:p>
        </text:list-item>
      </text:list>
      <text:h text:style-name="Heading_20_3" text:outline-level="3">3.6 Lançamento de Demandas/Pedidos</text:h>
      <text:list text:style-name="L31">
        <text:list-item>
          <text:p text:style-name="P31">Cadastro de pedidos por subsetor.</text:p>
        </text:list-item>
        <text:list-item>
          <text:p text:style-name="P31">Atualização de status (pendente, em processamento, concluído).</text:p>
        </text:list-item>
        <text:list-item>
          <text:p text:style-name="P31">Notificações automáticas para solicitações pendentes.</text:p>
        </text:list-item>
      </text:list>
      <text:h text:style-name="Heading_20_2" text:outline-level="2">4. Requisitos Não Funcionais</text:h>
      <text:h text:style-name="Heading_20_3" text:outline-level="3">4.1 Usabilidade</text:h>
      <text:list text:style-name="L32">
        <text:list-item>
          <text:p text:style-name="P32">Interface intuitiva e amigável.</text:p>
        </text:list-item>
        <text:list-item>
          <text:p text:style-name="P32">Design responsivo para diferentes tamanhos de tela.</text:p>
        </text:list-item>
        <text:list-item>
          <text:p text:style-name="P32">Suporte à acessibilidade (alto contraste, zoom).</text:p>
        </text:list-item>
      </text:list>
      <text:h text:style-name="Heading_20_3" text:outline-level="3">4.2 Desempenho</text:h>
      <text:list text:style-name="L33">
        <text:list-item>
          <text:p text:style-name="P33">Resposta rápida a interações do usuário.</text:p>
        </text:list-item>
        <text:list-item>
          <text:p text:style-name="P33">Tempo de carregamento rápido para páginas principais.</text:p>
        </text:list-item>
      </text:list>
      <text:h text:style-name="Heading_20_3" text:outline-level="3"><text:soft-page-break/>4.3 Segurança</text:h>
      <text:list text:style-name="L34">
        <text:list-item>
          <text:p text:style-name="P34">Autenticação segura (login e senha).</text:p>
        </text:list-item>
        <text:list-item>
          <text:p text:style-name="P34">Criptografia de dados sensíveis.</text:p>
        </text:list-item>
        <text:list-item>
          <text:p text:style-name="P34">Proteção contra acessos não autorizados.</text:p>
        </text:list-item>
      </text:list>
      <text:h text:style-name="Heading_20_3" text:outline-level="3">4.4 Conectividade</text:h>
      <text:list text:style-name="L35">
        <text:list-item>
          <text:p text:style-name="P35">Sincronização offline/online para armazenamento de dados.</text:p>
        </text:list-item>
        <text:list-item>
          <text:p text:style-name="P35">Suporte à atualização em tempo real via conexão sem fio.</text:p>
        </text:list-item>
      </text:list>
      <text:h text:style-name="Heading_20_2" text:outline-level="2">5. Requisitos Específicos do Sistema</text:h>
      <text:h text:style-name="Heading_20_3" text:outline-level="3">5.1 Banco de Dados</text:h>
      <text:list text:style-name="L36">
        <text:list-item>
          <text:p text:style-name="P36">Estrutura com tabelas para:</text:p>
          <text:list>
            <text:list-item>
              <text:p text:style-name="P36">Usuários.</text:p>
            </text:list-item>
            <text:list-item>
              <text:p text:style-name="P36">Estoque de produtos.</text:p>
            </text:list-item>
            <text:list-item>
              <text:p text:style-name="P36">Transações (entradas, saídas, rejeições).</text:p>
            </text:list-item>
            <text:list-item>
              <text:p text:style-name="P36">Demandas/pedidos.</text:p>
            </text:list-item>
            <text:list-item>
              <text:p text:style-name="P36">Relatórios gerenciais.</text:p>
            </text:list-item>
            <text:list-item>
              <text:p text:style-name="P36">Eventos (vacinação, reprodução, etc.).</text:p>
            </text:list-item>
          </text:list>
        </text:list-item>
      </text:list>
      <text:h text:style-name="Heading_20_2" text:outline-level="2">6. Limitações e Restrições</text:h>
      <text:h text:style-name="Heading_20_3" text:outline-level="3">6.1 Limitações Técnicas</text:h>
      <text:list text:style-name="L37">
        <text:list-item>
          <text:p text:style-name="P37">O aplicativo não controlará o estoque físico dos produtos.</text:p>
        </text:list-item>
        <text:list-item>
          <text:p text:style-name="P37">Não haverá integração direta com dispositivos ou equipamentos.</text:p>
        </text:list-item>
      </text:list>
      <text:h text:style-name="Heading_20_3" text:outline-level="3">6.2 Limitações Legais</text:h>
      <text:list text:style-name="L38">
        <text:list-item>
          <text:p text:style-name="P38">O aplicativo não substitui o acompanhamento de especialistas (ex.: veterinários ou engenheiros).</text:p>
        </text:list-item>
      </text:list>
      <text:h text:style-name="Heading_20_2" text:outline-level="2">7. Prioridades dos Requisitos</text:h>
      <text:list text:style-name="L39">
        <text:list-item>
          <text:p text:style-name="P39"><text:span text:style-name="Strong_20_Emphasis">Prioridade alta</text:span>: Dashboard, estoque, transações e rastreamento de matérias-primas.</text:p>
        </text:list-item>
        <text:list-item>
          <text:p text:style-name="P39"><text:span text:style-name="Strong_20_Emphasis">Prioridade média</text:span>: Relatórios gerenciais.</text:p>
        </text:list-item>
        <text:list-item>
          <text:p text:style-name="P39"><text:span text:style-name="Strong_20_Emphasis">Prioridade baixa</text:span>: Detalhes de interface e funcionalidades adicionais.</text:p>
        </text:list-item>
      </text:list>
      <text:p text:style-name="P2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9:11:39.304714899</meta:creation-date>
    <dc:date>2025-01-22T19:18:18.301438854</dc:date>
    <meta:editing-duration>PT6M39S</meta:editing-duration>
    <meta:editing-cycles>1</meta:editing-cycles>
    <meta:document-statistic meta:table-count="0" meta:image-count="0" meta:object-count="0" meta:page-count="3" meta:paragraph-count="81" meta:word-count="488" meta:character-count="3352" meta:non-whitespace-character-count="3003"/>
    <meta:generator>LibreOffice/7.4.7.2$Linux_X86_64 LibreOffice_project/40$Build-2</meta:generator>
  </office:meta>
</office:document-meta>
</file>